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61in"/>
    </style:style>
    <style:style style:name="co3" style:family="table-column">
      <style:table-column-properties fo:break-before="auto" style:column-width="1.0835in"/>
    </style:style>
    <style:style style:name="co4" style:family="table-column">
      <style:table-column-properties fo:break-before="auto" style:column-width="1.728in"/>
    </style:style>
    <style:style style:name="co5" style:family="table-column">
      <style:table-column-properties fo:break-before="auto" style:column-width="1.6728in"/>
    </style:style>
    <style:style style:name="co6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8"/>
    <style:style style:name="ce3" style:family="table-cell" style:parent-style-name="Default" style:data-style-name="N125"/>
    <style:style style:name="ce4" style:family="table-cell" style:parent-style-name="Default" style:data-style-name="N120"/>
    <style:style style:name="ce5" style:family="table-cell" style:parent-style-name="Default" style:data-style-name="N123">
      <style:text-properties fo:font-weight="bold" style:font-weight-asian="bold" style:font-weight-complex="bold"/>
    </style:style>
    <style:style style:name="ce6" style:family="table-cell" style:parent-style-name="Default" style:data-style-name="N125">
      <style:text-properties style:font-name="Arial" style:font-name-asian="Arial1" style:font-name-complex="Arial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" office:value-type="string">
            <text:p>Interpolation of a constant value function with SPH approximation</text:p>
          </table:table-cell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>
            <text:p>supportlength</text:p>
          </table:table-cell>
          <table:table-cell table:style-name="ce2" office:value-type="float" office:value="0.026">
            <text:p>0.026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mass</text:p>
          </table:table-cell>
          <table:table-cell table:style-name="ce2" office:value-type="float" office:value="0.00996">
            <text:p>0.010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moothing length=supLen/2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office:value-type="string">
            <text:p>particles:</text:p>
          </table:table-cell>
          <table:table-cell/>
          <table:table-cell table:style-name="Default" office:value-type="string">
            <text:p>position</text:p>
          </table:table-cell>
          <table:table-cell office:value-type="string">
            <text:p>Distance to origin particle</text:p>
          </table:table-cell>
          <table:table-cell office:value-type="string">
            <text:p>R=x/h=x/(supLen/2)</text:p>
          </table:table-cell>
          <table:table-cell office:value-type="string">
            <text:p>W_ij</text:p>
          </table:table-cell>
          <table:table-cell office:value-type="string">
            <text:p>mi_W_ij</text:p>
          </table:table-cell>
          <table:table-cell office:value-type="string">
            <text:p>rho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" office:value-type="float" office:value="0">
            <text:p>0.00000000000</text:p>
          </table:table-cell>
          <table:table-cell table:style-name="ce3" table:formula="of:=ABS([.C9]-[.$C$14])" office:value-type="float" office:value="0.05">
            <text:p>0.05000000000</text:p>
          </table:table-cell>
          <table:table-cell table:style-name="ce3" table:formula="of:=2*[.D9]/[.$C$4]" office:value-type="float" office:value="3.84615384615385">
            <text:p>3.84615384615</text:p>
          </table:table-cell>
          <table:table-cell table:style-name="ce3" table:formula="of:=IF([.E9]&gt;2;0;IF([.E9]&gt;1;1/6*(2-[.E9])^3;1/6*((2-[.E9])^3-4*(1-[.E9])^3)))/([.$C$4]/2)" office:value-type="float" office:value="0">
            <text:p>0.00000000000</text:p>
          </table:table-cell>
          <table:table-cell table:style-name="ce3" table:formula="of:=[.$C$5]*[.F9]" office:value-type="float" office:value="0">
            <text:p>0.00000000000</text:p>
          </table:table-cell>
          <table:table-cell/>
          <table:table-cell table:style-name="ce3" table:number-columns-repeated="2"/>
          <table:table-cell/>
          <table:table-cell table:style-name="ce6"/>
          <table:table-cell table:style-name="ce3"/>
          <table:table-cell/>
          <table:table-cell table:style-name="ce6"/>
          <table:table-cell table:style-name="ce3"/>
          <table:table-cell/>
          <table:table-cell table:style-name="ce6"/>
          <table:table-cell table:style-name="ce3"/>
          <table:table-cell/>
          <table:table-cell table:style-name="ce6"/>
          <table:table-cell table:style-name="ce3"/>
          <table:table-cell/>
        </table:table-row>
        <table:table-row table:style-name="ro1">
          <table:table-cell table:number-columns-repeated="2"/>
          <table:table-cell table:style-name="ce3" table:formula="of:=[.C9]+0.01" office:value-type="float" office:value="0.01">
            <text:p>0.01000000000</text:p>
          </table:table-cell>
          <table:table-cell table:style-name="ce3" table:formula="of:=ABS([.C10]-[.$C$14])" office:value-type="float" office:value="0.04">
            <text:p>0.04000000000</text:p>
          </table:table-cell>
          <table:table-cell table:style-name="ce3" table:formula="of:=2*[.D10]/[.$C$4]" office:value-type="float" office:value="3.07692307692308">
            <text:p>3.07692307692</text:p>
          </table:table-cell>
          <table:table-cell table:style-name="ce3" table:formula="of:=IF([.E10]&gt;2;0;IF([.E10]&gt;1;1/6*(2-[.E10])^3;1/6*((2-[.E10])^3-4*(1-[.E10])^3)))/([.$C$4]/2)" office:value-type="float" office:value="0">
            <text:p>0.00000000000</text:p>
          </table:table-cell>
          <table:table-cell table:style-name="ce3" table:formula="of:=[.$C$5]*[.F10]" office:value-type="float" office:value="0">
            <text:p>0.00000000000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ce3" table:formula="of:=[.C10]+0.01" office:value-type="float" office:value="0.02">
            <text:p>0.02000000000</text:p>
          </table:table-cell>
          <table:table-cell table:style-name="ce3" table:formula="of:=ABS([.C11]-[.$C$14])" office:value-type="float" office:value="0.03">
            <text:p>0.03000000000</text:p>
          </table:table-cell>
          <table:table-cell table:style-name="ce3" table:formula="of:=2*[.D11]/[.$C$4]" office:value-type="float" office:value="2.30769230769231">
            <text:p>2.30769230769</text:p>
          </table:table-cell>
          <table:table-cell table:style-name="ce3" table:formula="of:=IF([.E11]&gt;2;0;IF([.E11]&gt;1;1/6*(2-[.E11])^3;1/6*((2-[.E11])^3-4*(1-[.E11])^3)))/([.$C$4]/2)" office:value-type="float" office:value="0">
            <text:p>0.00000000000</text:p>
          </table:table-cell>
          <table:table-cell table:style-name="ce3" table:formula="of:=[.$C$5]*[.F11]" office:value-type="float" office:value="0">
            <text:p>0.00000000000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ce3" table:formula="of:=[.C11]+0.01" office:value-type="float" office:value="0.03">
            <text:p>0.03000000000</text:p>
          </table:table-cell>
          <table:table-cell table:style-name="ce3" table:formula="of:=ABS([.C12]-[.$C$14])" office:value-type="float" office:value="0.02">
            <text:p>0.02000000000</text:p>
          </table:table-cell>
          <table:table-cell table:style-name="ce3" table:formula="of:=2*[.D12]/[.$C$4]" office:value-type="float" office:value="1.53846153846154">
            <text:p>1.53846153846</text:p>
          </table:table-cell>
          <table:table-cell table:style-name="ce3" table:formula="of:=IF([.E12]&gt;2;0;IF([.E12]&gt;1;1/6*(2-[.E12])^3;1/6*((2-[.E12])^3-4*(1-[.E12])^3)))/([.$C$4]/2)" office:value-type="float" office:value="1.26046006792479">
            <text:p>1.26046006792</text:p>
          </table:table-cell>
          <table:table-cell table:style-name="ce3" table:formula="of:=[.$C$5]*[.F12]" office:value-type="float" office:value="0.0125541822765309">
            <text:p>0.01255418228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ce3" table:formula="of:=[.C12]+0.01" office:value-type="float" office:value="0.04">
            <text:p>0.04000000000</text:p>
          </table:table-cell>
          <table:table-cell table:style-name="ce3" table:formula="of:=ABS([.C13]-[.$C$14])" office:value-type="float" office:value="0.01">
            <text:p>0.01000000000</text:p>
          </table:table-cell>
          <table:table-cell table:style-name="ce3" table:formula="of:=2*[.D13]/[.$C$4]" office:value-type="float" office:value="0.769230769230769">
            <text:p>0.76923076923</text:p>
          </table:table-cell>
          <table:table-cell table:style-name="ce3" table:formula="of:=IF([.E13]&gt;2;0;IF([.E13]&gt;1;1/6*(2-[.E13])^3;1/6*((2-[.E13])^3-4*(1-[.E13])^3)))/([.$C$4]/2)" office:value-type="float" office:value="23.2718275503892">
            <text:p>23.27182755039</text:p>
          </table:table-cell>
          <table:table-cell table:style-name="ce3" table:formula="of:=[.$C$5]*[.F13]" office:value-type="float" office:value="0.231787402401877">
            <text:p>0.23178740240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table:style-name="ce1" office:value-type="string">
            <text:p>Origin particle</text:p>
          </table:table-cell>
          <table:table-cell table:style-name="ce3" table:formula="of:=[.C13]+0.01" office:value-type="float" office:value="0.05">
            <text:p>0.05000000000</text:p>
          </table:table-cell>
          <table:table-cell table:style-name="ce3" table:formula="of:=ABS([.C14]-[.$C$14])" office:value-type="float" office:value="0">
            <text:p>0.00000000000</text:p>
          </table:table-cell>
          <table:table-cell table:style-name="ce3" table:formula="of:=2*[.D14]/[.$C$4]" office:value-type="float" office:value="0">
            <text:p>0.00000000000</text:p>
          </table:table-cell>
          <table:table-cell table:style-name="ce3" table:formula="of:=IF([.E14]&gt;2;0;IF([.E14]&gt;1;1/6*(2-[.E14])^3;1/6*((2-[.E14])^3-4*(1-[.E14])^3)))/([.$C$4]/2)" office:value-type="float" office:value="51.2820512820513">
            <text:p>51.28205128205</text:p>
          </table:table-cell>
          <table:table-cell table:style-name="ce3" table:formula="of:=[.$C$5]*[.F14]" office:value-type="float" office:value="0.510769230769231">
            <text:p>0.51076923077</text:p>
          </table:table-cell>
          <table:table-cell table:style-name="ce5" table:formula="of:=SUM([.G9:.G19])" office:value-type="float" office:value="0.999452400126046">
            <text:p>0.999452400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table:style-name="ce5"/>
          <table:table-cell table:style-name="ce3" table:number-columns-repeated="2"/>
          <table:table-cell table:style-name="ce5"/>
          <table:table-cell table:style-name="ce3" table:number-columns-repeated="2"/>
          <table:table-cell table:style-name="ce5"/>
          <table:table-cell table:style-name="ce3" table:number-columns-repeated="2"/>
          <table:table-cell table:style-name="ce5"/>
        </table:table-row>
        <table:table-row table:style-name="ro1">
          <table:table-cell table:number-columns-repeated="2"/>
          <table:table-cell table:style-name="ce3" table:formula="of:=[.C14]+0.01" office:value-type="float" office:value="0.06">
            <text:p>0.06000000000</text:p>
          </table:table-cell>
          <table:table-cell table:style-name="ce3" table:formula="of:=ABS([.C15]-[.$C$14])" office:value-type="float" office:value="0.01">
            <text:p>0.01000000000</text:p>
          </table:table-cell>
          <table:table-cell table:style-name="ce3" table:formula="of:=2*[.D15]/[.$C$4]" office:value-type="float" office:value="0.769230769230769">
            <text:p>0.76923076923</text:p>
          </table:table-cell>
          <table:table-cell table:style-name="ce3" table:formula="of:=IF([.E15]&gt;2;0;IF([.E15]&gt;1;1/6*(2-[.E15])^3;1/6*((2-[.E15])^3-4*(1-[.E15])^3)))/([.$C$4]/2)" office:value-type="float" office:value="23.2718275503892">
            <text:p>23.27182755039</text:p>
          </table:table-cell>
          <table:table-cell table:style-name="ce3" table:formula="of:=[.$C$5]*[.F15]" office:value-type="float" office:value="0.231787402401877">
            <text:p>0.23178740240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ce3" table:formula="of:=[.C15]+0.01" office:value-type="float" office:value="0.07">
            <text:p>0.07000000000</text:p>
          </table:table-cell>
          <table:table-cell table:style-name="ce3" table:formula="of:=ABS([.C16]-[.$C$14])" office:value-type="float" office:value="0.02">
            <text:p>0.02000000000</text:p>
          </table:table-cell>
          <table:table-cell table:style-name="ce3" table:formula="of:=2*[.D16]/[.$C$4]" office:value-type="float" office:value="1.53846153846154">
            <text:p>1.53846153846</text:p>
          </table:table-cell>
          <table:table-cell table:style-name="ce3" table:formula="of:=IF([.E16]&gt;2;0;IF([.E16]&gt;1;1/6*(2-[.E16])^3;1/6*((2-[.E16])^3-4*(1-[.E16])^3)))/([.$C$4]/2)" office:value-type="float" office:value="1.26046006792479">
            <text:p>1.26046006792</text:p>
          </table:table-cell>
          <table:table-cell table:style-name="ce3" table:formula="of:=[.$C$5]*[.F16]" office:value-type="float" office:value="0.0125541822765309">
            <text:p>0.01255418228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ce3" table:formula="of:=[.C16]+0.01" office:value-type="float" office:value="0.08">
            <text:p>0.08000000000</text:p>
          </table:table-cell>
          <table:table-cell table:style-name="ce3" table:formula="of:=ABS([.C17]-[.$C$14])" office:value-type="float" office:value="0.03">
            <text:p>0.03000000000</text:p>
          </table:table-cell>
          <table:table-cell table:style-name="ce3" table:formula="of:=2*[.D17]/[.$C$4]" office:value-type="float" office:value="2.30769230769231">
            <text:p>2.30769230769</text:p>
          </table:table-cell>
          <table:table-cell table:style-name="ce3" table:formula="of:=IF([.E17]&gt;2;0;IF([.E17]&gt;1;1/6*(2-[.E17])^3;1/6*((2-[.E17])^3-4*(1-[.E17])^3)))/([.$C$4]/2)" office:value-type="float" office:value="0">
            <text:p>0.00000000000</text:p>
          </table:table-cell>
          <table:table-cell table:style-name="ce3" table:formula="of:=[.$C$5]*[.F17]" office:value-type="float" office:value="0">
            <text:p>0.00000000000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ce3" table:formula="of:=[.C17]+0.01" office:value-type="float" office:value="0.09">
            <text:p>0.09000000000</text:p>
          </table:table-cell>
          <table:table-cell table:style-name="ce3" table:formula="of:=ABS([.C18]-[.$C$14])" office:value-type="float" office:value="0.04">
            <text:p>0.04000000000</text:p>
          </table:table-cell>
          <table:table-cell table:style-name="ce3" table:formula="of:=2*[.D18]/[.$C$4]" office:value-type="float" office:value="3.07692307692308">
            <text:p>3.07692307692</text:p>
          </table:table-cell>
          <table:table-cell table:style-name="ce3" table:formula="of:=IF([.E18]&gt;2;0;IF([.E18]&gt;1;1/6*(2-[.E18])^3;1/6*((2-[.E18])^3-4*(1-[.E18])^3)))/([.$C$4]/2)" office:value-type="float" office:value="0">
            <text:p>0.00000000000</text:p>
          </table:table-cell>
          <table:table-cell table:style-name="ce3" table:formula="of:=[.$C$5]*[.F18]" office:value-type="float" office:value="0">
            <text:p>0.00000000000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ce3" table:formula="of:=[.C18]+0.01" office:value-type="float" office:value="0.1">
            <text:p>0.10000000000</text:p>
          </table:table-cell>
          <table:table-cell table:style-name="ce3" table:formula="of:=ABS([.C19]-[.$C$14])" office:value-type="float" office:value="0.05">
            <text:p>0.05000000000</text:p>
          </table:table-cell>
          <table:table-cell table:style-name="ce3" table:formula="of:=2*[.D19]/[.$C$4]" office:value-type="float" office:value="3.84615384615384">
            <text:p>3.84615384615</text:p>
          </table:table-cell>
          <table:table-cell table:style-name="ce3" table:formula="of:=IF([.E19]&gt;2;0;IF([.E19]&gt;1;1/6*(2-[.E19])^3;1/6*((2-[.E19])^3-4*(1-[.E19])^3)))/([.$C$4]/2)" office:value-type="float" office:value="0">
            <text:p>0.00000000000</text:p>
          </table:table-cell>
          <table:table-cell table:style-name="ce3" table:formula="of:=[.$C$5]*[.F19]" office:value-type="float" office:value="0">
            <text:p>0.00000000000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>
            <draw:frame table:end-cell-address="Sheet1.H52" table:end-x="0.878in" table:end-y="0.1461in" draw:z-index="0" draw:style-name="gr1" svg:width="6.1445in" svg:height="5.6705in" svg:x="0.4323in" svg:y="0.1433in">
              <draw:object draw:notify-on-update-of-ranges="Sheet1.B22:Sheet1.B22 Sheet1.B23:Sheet1.B37 Sheet1.C22:Sheet1.C22 Sheet1.C23:Sheet1.C37 Sheet1.B23:Sheet1.B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/>
          <table:table-cell table:style-name="ce2" office:value-type="float" office:value="0.01">
            <text:p>0.0100</text:p>
          </table:table-cell>
          <table:table-cell office:value-type="float" office:value="1.328">
            <text:p>1.32800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upLen</text:p>
          </table:table-cell>
          <table:table-cell table:style-name="Default" office:value-type="string">
            <text:p>rho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/>
          <table:table-cell table:style-name="ce2" office:value-type="float" office:value="0.015">
            <text:p>0.0150</text:p>
          </table:table-cell>
          <table:table-cell office:value-type="float" office:value="1.01649382716049">
            <text:p>1.016494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float" office:value="0.02">
            <text:p>0.0200</text:p>
          </table:table-cell>
          <table:table-cell office:value-type="float" office:value="0.996">
            <text:p>0.996000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float" office:value="0.025">
            <text:p>0.0250</text:p>
          </table:table-cell>
          <table:table-cell office:value-type="float" office:value="0.998655999999999">
            <text:p>0.998656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float" office:value="0.026">
            <text:p>0.0260</text:p>
          </table:table-cell>
          <table:table-cell office:value-type="float" office:value="0.999452400126046">
            <text:p>0.999452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float" office:value="0.03">
            <text:p>0.0300</text:p>
          </table:table-cell>
          <table:table-cell office:value-type="float" office:value="1.0000987654321">
            <text:p>1.000099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float" office:value="0.035">
            <text:p>0.0350</text:p>
          </table:table-cell>
          <table:table-cell office:value-type="float" office:value="0.996691378592253">
            <text:p>0.996691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float" office:value="0.04">
            <text:p>0.0400</text:p>
          </table:table-cell>
          <table:table-cell office:value-type="float" office:value="0.996">
            <text:p>0.996000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float" office:value="0.045">
            <text:p>0.0450</text:p>
          </table:table-cell>
          <table:table-cell office:value-type="float" office:value="0.996253010211858">
            <text:p>0.996253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float" office:value="0.05">
            <text:p>0.0500</text:p>
          </table:table-cell>
          <table:table-cell office:value-type="float" office:value="0.9965312">
            <text:p>0.996531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float" office:value="0.055">
            <text:p>0.0550</text:p>
          </table:table-cell>
          <table:table-cell office:value-type="float" office:value="0.99611338023359">
            <text:p>0.996113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float" office:value="0.06">
            <text:p>0.0600</text:p>
          </table:table-cell>
          <table:table-cell office:value-type="float" office:value="0.996">
            <text:p>0.996000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float" office:value="0.065">
            <text:p>0.0650</text:p>
          </table:table-cell>
          <table:table-cell office:value-type="float" office:value="0.995686145443087">
            <text:p>0.995686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float" office:value="0.07">
            <text:p>0.0700</text:p>
          </table:table-cell>
          <table:table-cell office:value-type="float" office:value="0.99392586422324">
            <text:p>0.993926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float" office:value="0.075">
            <text:p>0.0750</text:p>
          </table:table-cell>
          <table:table-cell office:value-type="float" office:value="0.9901568">
            <text:p>0.990157</text:p>
          </table:table-cell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9">08/19/2010</text:date>, <text:time>18:5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19T09:06:28</meta:creation-date>
    <dc:date>2010-08-19T09:56:00</dc:date>
    <meta:editing-duration>PT00H16M10S</meta:editing-duration>
    <meta:editing-cycles>4</meta:editing-cycles>
    <meta:generator>OpenOffice.org/3.1$Linux OpenOffice.org_project/310m21$Build-9319</meta:generator>
    <meta:document-statistic meta:table-count="3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8">
      <number:number number:decimal-places="4" number:min-integer-digits="1"/>
    </number:number-style>
    <number:number-style style:name="N120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5.608cm" svg:height="14.404cm" chart:class="chart:scatter" chart:column-mapping="0" chart:style-name="ch1">
        <chart:legend chart:legend-position="end" svg:x="14.223cm" svg:y="6.92cm" chart:style-name="ch2"/>
        <chart:plot-area chart:style-name="ch3" table:cell-range-address="Sheet1.B22:Sheet1.C37" chart:data-source-has-labels="both" svg:x="0.312cm" svg:y="0.288cm" svg:width="13.6cm" svg:height="13.54cm">
          <chart:axis chart:dimension="x" chart:name="primary-x" chart:style-name="ch4">
            <chart:categories table:cell-range-address="Sheet1.B23:Sheet1.B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3:Sheet1.C37" chart:label-cell-address="Sheet1.C22:Sheet1.C22" chart:class="chart:scatter">
            <chart:domain table:cell-range-address="Sheet1.B23:Sheet1.B37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1.C22:Sheet1.C22">rho</text:p>
              </table:table-cell>
            </table:table-row>
          </table:table-header-rows>
          <table:table-rows>
            <table:table-row>
              <table:table-cell office:value-type="string">
                <text:p text:id="Sheet1.B23:Sheet1.B37"/>
              </table:table-cell>
              <table:table-cell office:value-type="float" office:value="1.#NAN">
                <text:p text:id="Sheet1.B23:Sheet1.B37">1.#NAN</text:p>
              </table:table-cell>
              <table:table-cell office:value-type="float" office:value="1.328">
                <text:p text:id="Sheet1.C23:Sheet1.C37">1.328</text:p>
              </table:table-cell>
            </table:table-row>
            <table:table-row>
              <table:table-cell office:value-type="string">
                <text:p>0.0150</text:p>
              </table:table-cell>
              <table:table-cell office:value-type="float" office:value="0.015">
                <text:p>0.015</text:p>
              </table:table-cell>
              <table:table-cell office:value-type="float" office:value="1.01649382716049">
                <text:p>1.01649382716049</text:p>
              </table:table-cell>
            </table:table-row>
            <table:table-row>
              <table:table-cell office:value-type="string">
                <text:p>0.0200</text:p>
              </table:table-cell>
              <table:table-cell office:value-type="float" office:value="0.02">
                <text:p>0.02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0.0250</text:p>
              </table:table-cell>
              <table:table-cell office:value-type="float" office:value="0.025">
                <text:p>0.025</text:p>
              </table:table-cell>
              <table:table-cell office:value-type="float" office:value="0.998655999999999">
                <text:p>0.998655999999999</text:p>
              </table:table-cell>
            </table:table-row>
            <table:table-row>
              <table:table-cell office:value-type="string">
                <text:p>0.0260</text:p>
              </table:table-cell>
              <table:table-cell office:value-type="float" office:value="0.026">
                <text:p>0.026</text:p>
              </table:table-cell>
              <table:table-cell office:value-type="float" office:value="0.999452400126046">
                <text:p>0.999452400126046</text:p>
              </table:table-cell>
            </table:table-row>
            <table:table-row>
              <table:table-cell office:value-type="string">
                <text:p>0.0300</text:p>
              </table:table-cell>
              <table:table-cell office:value-type="float" office:value="0.03">
                <text:p>0.03</text:p>
              </table:table-cell>
              <table:table-cell office:value-type="float" office:value="1.0000987654321">
                <text:p>1.0000987654321</text:p>
              </table:table-cell>
            </table:table-row>
            <table:table-row>
              <table:table-cell office:value-type="string">
                <text:p>0.0350</text:p>
              </table:table-cell>
              <table:table-cell office:value-type="float" office:value="0.035">
                <text:p>0.035</text:p>
              </table:table-cell>
              <table:table-cell office:value-type="float" office:value="0.996691378592253">
                <text:p>0.996691378592253</text:p>
              </table:table-cell>
            </table:table-row>
            <table:table-row>
              <table:table-cell office:value-type="string">
                <text:p>0.0400</text:p>
              </table:table-cell>
              <table:table-cell office:value-type="float" office:value="0.04">
                <text:p>0.04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0.0450</text:p>
              </table:table-cell>
              <table:table-cell office:value-type="float" office:value="0.045">
                <text:p>0.045</text:p>
              </table:table-cell>
              <table:table-cell office:value-type="float" office:value="0.996253010211858">
                <text:p>0.996253010211858</text:p>
              </table:table-cell>
            </table:table-row>
            <table:table-row>
              <table:table-cell office:value-type="string">
                <text:p>0.0500</text:p>
              </table:table-cell>
              <table:table-cell office:value-type="float" office:value="0.05">
                <text:p>0.05</text:p>
              </table:table-cell>
              <table:table-cell office:value-type="float" office:value="0.9965312">
                <text:p>0.9965312</text:p>
              </table:table-cell>
            </table:table-row>
            <table:table-row>
              <table:table-cell office:value-type="string">
                <text:p>0.0550</text:p>
              </table:table-cell>
              <table:table-cell office:value-type="float" office:value="0.055">
                <text:p>0.055</text:p>
              </table:table-cell>
              <table:table-cell office:value-type="float" office:value="0.99611338023359">
                <text:p>0.99611338023359</text:p>
              </table:table-cell>
            </table:table-row>
            <table:table-row>
              <table:table-cell office:value-type="string">
                <text:p>0.0600</text:p>
              </table:table-cell>
              <table:table-cell office:value-type="float" office:value="0.06">
                <text:p>0.06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0.0650</text:p>
              </table:table-cell>
              <table:table-cell office:value-type="float" office:value="0.065">
                <text:p>0.065</text:p>
              </table:table-cell>
              <table:table-cell office:value-type="float" office:value="0.995686145443087">
                <text:p>0.995686145443087</text:p>
              </table:table-cell>
            </table:table-row>
            <table:table-row>
              <table:table-cell office:value-type="string">
                <text:p>0.0700</text:p>
              </table:table-cell>
              <table:table-cell office:value-type="float" office:value="0.07">
                <text:p>0.07</text:p>
              </table:table-cell>
              <table:table-cell office:value-type="float" office:value="0.99392586422324">
                <text:p>0.99392586422324</text:p>
              </table:table-cell>
            </table:table-row>
            <table:table-row>
              <table:table-cell office:value-type="string">
                <text:p>0.0750</text:p>
              </table:table-cell>
              <table:table-cell office:value-type="float" office:value="0.075">
                <text:p>0.075</text:p>
              </table:table-cell>
              <table:table-cell office:value-type="float" office:value="0.9901568">
                <text:p>0.99015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